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a550"/>
    </style:style>
    <style:style style:name="P2" style:family="paragraph" style:parent-style-name="Text_20_body">
      <style:text-properties officeooo:rsid="0007032e" officeooo:paragraph-rsid="0007032e"/>
    </style:style>
    <style:style style:name="P3" style:family="paragraph" style:parent-style-name="Heading_20_2">
      <style:text-properties officeooo:paragraph-rsid="0003a550"/>
    </style:style>
    <style:style style:name="P4" style:family="paragraph" style:parent-style-name="Heading_20_2">
      <style:text-properties officeooo:rsid="0007032e" officeooo:paragraph-rsid="00070a81"/>
    </style:style>
    <style:style style:name="P5" style:family="paragraph" style:parent-style-name="Preformatted_20_Text">
      <style:text-properties officeooo:paragraph-rsid="0003a550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officeooo:rsid="000b5c3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Install VirtualBox 6.0 on Ubuntu 18.04 LTS</text:h>
      <text:p text:style-name="Standard"><text:span text:style-name="Strong_20_Emphasis">Oracle VirtualBox 6.0.0</text:span> has been released on <text:span text:style-name="Strong_20_Emphasis">December 18, 2018</text:span>. Oracle VirtualBox 6.0 is the latest major release after launched by Oracle team. You can read the <text:a xlink:type="simple" xlink:href="https://www.virtualbox.org/wiki/Changelog" office:target-frame-name="_blank" xlink:show="new" text:style-name="Internet_20_link" text:visited-style-name="Visited_20_Internet_20_Link">ChangeLog</text:a> to know more about changes in newer version’s of VirtualBox. This tutorial will help you to install VirtualBox on <text:span text:style-name="Strong_20_Emphasis">Ubuntu 18.04 LTS Bionic Beaver Linux</text:span> systems.</text:p>
      <text:p text:style-name="Standard"/>
      <text:p text:style-name="Standard"/>
      <text:h text:style-name="Heading_20_2" text:outline-level="2">Step 1 – Prerequsities</text:h>
      <text:p text:style-name="Text_20_body">Login to your Ubuntu 18.04 desktop system with sudo privileged user. After login to your system update current packages of the system to the latest version.</text:p>
      <text:p text:style-name="Preformatted_20_Text">sudo apt update</text:p>
      <text:p text:style-name="P7">sudo apt upgrade</text:p>
      <text:h text:style-name="P3" text:outline-level="2">Step 2 – Setup Apt Repository</text:h>
      <text:p text:style-name="Text_20_body">Now, import the Oracle public key to your system signed the Debian packages using the following commands.</text:p>
      <text:p text:style-name="Preformatted_20_Text">wget -q https://www.virtualbox.org/download/oracle_vbox_2016.asc -O- | sudo apt-key add -</text:p>
      <text:p text:style-name="P6">wget -q https://www.virtualbox.org/download/oracle_vbox.asc -O- | sudo apt-key add -</text:p>
      <text:p text:style-name="P1">Then, you need to add Oracle VirtualBox PPA to Ubuntu system. You can do this by running the below command on your system.</text:p>
      <text:p text:style-name="P1"/>
      <text:p text:style-name="P5">sudo add-apt-repository "deb http://download.virtualbox.org/virtualbox/debian bionic contrib"</text:p>
      <text:p text:style-name="Text_20_body">This command will add an entry to /etc/apt/sources.list at end of the file.</text:p>
      <text:p text:style-name="Text_20_body">______________________________________________________________________________</text:p>
      <text:h text:style-name="Heading_20_2" text:outline-level="2">Step 3 – Install VirtualBox on Ubuntu 18.04</text:h>
      <text:p text:style-name="Text_20_body">After completing the above steps, let’s install VirtualBox using the following commands. If you have already installed an older version of VirtualBox, Below command will update it automatically.</text:p>
      <text:p text:style-name="Preformatted_20_Text">sudo apt update</text:p>
      <text:p text:style-name="P6">sudo apt install virtualbox-6.0</text:p>
      <text:p text:style-name="P6">_______________________________________________________________________________</text:p>
      <text:h text:style-name="Heading_20_2" text:outline-level="2">Step 4 – Launch VirtualBox</text:h>
      <text:p text:style-name="Text_20_body">We can use dashboard shortcuts to start VirtualBox or simply run following command from a terminal.</text:p>
      <text:p text:style-name="P6"><text:soft-page-break/>virtualbox</text:p>
      <text:p text:style-name="Text_20_body"><draw:a xlink:type="simple" xlink:href="https://tecadmin.net/wp-content/uploads/2019/02/Virtualbox-on-ubuntu1804.png"><draw:frame draw:style-name="fr1" draw:name="Image1" text:anchor-type="as-char" svg:y="-13.944cm" svg:width="16.505cm" svg:height="10.559cm" draw:z-index="0"><draw:image xlink:href="https://tecadmin.net/wp-content/uploads/2019/02/Virtualbox-on-ubuntu1804.png" xlink:type="simple" xlink:show="embed" xlink:actuate="onLoad" loext:mime-type=""/><svg:title>Install Virtualbox on Ubuntu 18.04</svg:title></draw:frame></draw:a></text:p>
      <text:p text:style-name="P2">if you can see this window that means you are in right track now try to install new os if you really looking for use of virtualbox </text:p>
      <text:p text:style-name="P2">step to go ahead and way to install new operaring system(OS) inside virtual box </text:p>
      <text:h text:style-name="P4" text:outline-level="2">Step 1 – Prerequsities</text:h>
      <text:p text:style-name="P2"><text:s/>before to begin installtion ,first you have to know what are the prequesite -</text:p>
      <text:p text:style-name="P2">1-you should have ISO file downlaoded into your system which you <text:s/>want to install inside the virtualbox.</text:p>
      <text:p text:style-name="P2"><text:s text:c="2"/><text:span text:style-name="T1">I had done this also but i wil not recommend you to follow this because this is not good idea ,it take your system memory and space too so system stucked everytime 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2:36:04.460218377</meta:creation-date>
    <dc:date>2019-11-04T19:09:34.210625182</dc:date>
    <meta:editing-duration>PT14M56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29" meta:word-count="353" meta:character-count="2343" meta:non-whitespace-character-count="2007"/>
  </office:meta>
</office:document-meta>
</file>